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 office:value-type="string">
            <text:p>Men
“......”</text:p>
          </table:table-cell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 office:value-type="string">
            <text:p>Man
“The trees are all burned out...”</text:p>
          </table:table-cell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 office:value-type="string">
            <text:p>Man
“Ahh...”</text:p>
          </table:table-cell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 office:value-type="string">
            <text:p>Man
“The ice didn't melt, huh...”</text:p>
          </table:table-cell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-Hauuuu〜〜...!</text:p>
          </table:table-cell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 office:value-type="string">
            <text:p>(Gonna wet... gonna pee... pee... pee...)</text:p>
          </table:table-cell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 office:value-type="string">
            <text:p>(I-I can't... I can't hold it anymoooore!!)</text:p>
          </table:table-cell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 office:value-type="string">
            <text:p>Man
“Hm?”</text:p>
          </table:table-cell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 office:value-type="string">
            <text:p>Man
“...Hey, look!”</text:p>
          </table:table-cell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rk!</text:p>
          </table:table-cell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 office:value-type="string">
            <text:p>(D-Did they find out how desperate I am...?!)</text:p>
          </table:table-cell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 office:value-type="string">
            <text:p>Man
“Look, right here! The ice is thinner here
than it was before!”</text:p>
          </table:table-cell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 office:value-type="string">
            <text:p>Man
“You're right, maybe we can break through
now?”</text:p>
          </table:table-cell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 office:value-type="string">
            <text:p>Man
“Hey, let's break out the lumber one more
time! Bring it over here!!”</text:p>
          </table:table-cell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 office:value-type="string">
            <text:p>Men
“All riiight!!”</text:p>
          </table:table-cell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 office:value-type="string">
            <text:p>Man
“We're gettin' through!! Men, let's
goooooo!”</text:p>
          </table:table-cell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 office:value-type="string">
            <text:p>Man
“Yeaaaaahhhhhhhhhh!!!”</text:p>
          </table:table-cell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yaaaaaaaaaaaaaaaaannn!!!</text:p>
          </table:table-cell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 office:value-type="string">
            <text:p>(Ngh!! Ah-AH!! N-Nooo!!)</text:p>
          </table:table-cell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 office:value-type="string">
            <text:p>(S-Stop... sh-shaking... it!! Hyaaaaaannn!!)</text:p>
          </table:table-cell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 office:value-type="string">
            <text:p>(At... At this rate, I'm gonna wet myself...
before the ice breaks!)</text:p>
          </table:table-cell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 office:value-type="string">
            <text:p>(But if it doesn't, I can't get out of
here...)</text:p>
          </table:table-cell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 office:value-type="string">
            <text:p>(Fuweeeehhh... what am I gonna dooo?!)</text:p>
          </table:table-cell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 office:value-type="string">
            <text:p>Go to #2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ait for the ice to shatter</text:p>
          </table:table-cell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op them</text:p>
          </table:table-cell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 office:value-type="string">
            <text:p>Choice 1</text:p>
          </table:table-cell>
          <table:table-cell table:style-name="ce0"/>
          <table:table-cell table:style-name="ce0" office:value-type="string">
            <text:p>(Ah...! J-Just a little more and the ice'll
break...!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 office:value-type="string">
            <text:p>(H-Hold... I have to hold it!!)</text:p>
          </table:table-cell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 office:value-type="string">
            <text:p>Uuu... ah... hnnngh...!! Nghaah...</text:p>
          </table:table-cell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 office:value-type="string">
            <text:p>Nhk! Uuu, hauuuu!! Ahn! Aaahn!</text:p>
          </table:table-cell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 office:value-type="string">
            <text:p>Man
“All riiiiight!! We finally did it, boys!”</text:p>
          </table:table-cell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 office:value-type="string">
            <text:p>Man
“Phew-ee! Now that was some solid ice...”</text:p>
          </table:table-cell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 office:value-type="string">
            <text:p>Man
“Okay, lady... hm? Lady?”</text:p>
          </table:table-cell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Ugh... all of a sudden... th-the pressure...
on my tumm... mmy...</text:p>
          </table:table-cell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 this time, the atmosphere inside the
ice was beeing cooled, resulting in a lowered
air pressure.</text:p>
          </table:table-cell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now that the ice has broken, a sudden
burst of increased air pressure is pushing
down on Blanche's body, and squeezing on
her abdomen.</text:p>
          </table:table-cell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change in air pressure is slight, but
to an extremely desperate Blanche, it
proves a fatal blow.</text:p>
          </table:table-cell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aaaaagh!! It, ooh... n...
NOOOOOOOOOO———〜〜〜!!</text:p>
          </table:table-cell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 office:value-type="string">
            <text:p>Nooo... d-don't... look... ///////</text:p>
          </table:table-cell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 office:value-type="string">
            <text:p>Hauuuuuuuuuu //////////</text:p>
          </table:table-cell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 office:value-type="string">
            <text:p>E-Eheh... ehehe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 office:value-type="string">
            <text:p>This is... umm... well... ////</text:p>
          </table:table-cell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 office:value-type="string">
            <text:p>Man
“You needed the bathroom, huh...?”</text:p>
          </table:table-cell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 office:value-type="string">
            <text:p>Man
“Woaahh... she's kinda...”</text:p>
          </table:table-cell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 office:value-type="string">
            <text:p>Man
“She's soakin' wet!”</text:p>
          </table:table-cell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oo! D-Don't say iiiit〜!!</text:p>
          </table:table-cell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 office:value-type="string">
            <text:p>???
“Step away from Blanche, scum!!”</text:p>
          </table:table-cell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 office:value-type="string">
            <text:p>Then 695</text:p>
          </table:table-cell>
          <table:table-cell table:style-name="ce0"/>
          <table:table-cell table:style-name="ce0" office:value-type="string">
            <text:p>Men
“Uaaaaaaaaaargh!!”</text:p>
          </table:table-cell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(If they shake me any more... I-I won't
be able to hold it iiiiin〜!!)</text:p>
          </table:table-cell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 office:value-type="string">
            <text:p>Hawawawah! E-Everyone, wait, stop!!</text:p>
          </table:table-cell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 office:value-type="string">
            <text:p>Men
“Hm? What's wrong?”</text:p>
          </table:table-cell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 office:value-type="string">
            <text:p>Men
“We're so close to breakin' it open!
Hold on just a little longer!”</text:p>
          </table:table-cell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, I mean, u-ummm...!!</text:p>
          </table:table-cell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 office:value-type="string">
            <text:p>I-If you keep shaking me around like
that, I'll p... p... pe...</text:p>
          </table:table-cell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 office:value-type="string">
            <text:p>Men
“Huh? What's that...?”</text:p>
          </table:table-cell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Fuwehhh.... p... ee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 office:value-type="string">
            <text:p>Pee...! I'm gonna... pee myseeeelf——〜〜!!</text:p>
          </table:table-cell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 office:value-type="string">
            <text:p>Men
“Uwaoohhh...”</text:p>
          </table:table-cell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 office:value-type="string">
            <text:p>Men
“Huh, have ya been holdin' it this whole
time? You can't wait any longer?”</text:p>
          </table:table-cell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afuuuuu〜! S-So embarrassiiiing... /////)</text:p>
          </table:table-cell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Nngha, n-noo... I can't... I-I'm gonna
wet myself...!!)</text:p>
          </table:table-cell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 office:value-type="string">
            <text:p>(Fuwaaah!! H-H-Hold iiit!!)</text:p>
          </table:table-cell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 office:value-type="string">
            <text:p>(Nnh, nn... khh, I-I'm at my limit...!!
I can't... hold... it...!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 office:value-type="string">
            <text:p>(I'll have to... go... right here...!!)</text:p>
          </table:table-cell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 office:value-type="string">
            <text:p>(M-Maybe they won't be able to see if I...
hide it... w-w-with my skirt...?)</text:p>
          </table:table-cell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 office:value-type="string">
            <text:p>(Ahn, it's really... no use...)</text:p>
          </table:table-cell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 office:value-type="string">
            <text:p>Please... everyone... l-look... away...</text:p>
          </table:table-cell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 office:value-type="string">
            <text:p>Men
“Eh...?!”</text:p>
          </table:table-cell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-I'm peeing... in front of everyone... ///////</text:p>
          </table:table-cell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 office:value-type="string">
            <text:p>N-Noooo... ///// I'm so embarraaaassed ////</text:p>
          </table:table-cell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 office:value-type="string">
            <text:p>(It's embarrassing, but... it feels so
goooood〜〜!!)</text:p>
          </table:table-cell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 office:value-type="string">
            <text:p>(Pheeeeeeeeeeeeew〜〜〜〜!! //////)</text:p>
          </table:table-cell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 office:value-type="string">
            <text:p>Men
“A beautiful girl is peeing on the ground
right in front of us...”</text:p>
          </table:table-cell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 office:value-type="string">
            <text:p>Men
“G-Guhaaaaaaaaaaaaaaaaaahhhhh!!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